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52BC953C98523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4807in" svg:height="5.5575in" draw:z-index="0"><draw:image xlink:href="Pictures/100000010000078000000438852BC953C98523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1:36:20.971372805</meta:creation-date>
    <dc:date>2022-02-24T11:37:05.375425124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3.2$Linux_X86_64 LibreOffice_project/20$Build-2</meta:generator>
  </office:meta>
</office:document-meta>
</file>